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paragraph-rsid="001ea5f5"/>
    </style:style>
    <style:style style:name="P2" style:family="paragraph" style:parent-style-name="Standard">
      <style:text-properties fo:font-size="10.5pt" fo:font-weight="normal" officeooo:rsid="001ea5f5" officeooo:paragraph-rsid="001ea5f5" style:font-size-asian="9.14999961853027pt" style:font-weight-asian="normal" style:font-size-complex="10.5pt" style:font-weight-complex="normal"/>
    </style:style>
    <style:style style:name="P3" style:family="paragraph" style:parent-style-name="Standard">
      <style:text-properties fo:font-size="10.5pt" fo:font-weight="normal" officeooo:rsid="002486f5" officeooo:paragraph-rsid="002486f5" style:font-size-asian="9.14999961853027pt" style:font-weight-asian="normal" style:font-size-complex="10.5pt" style:font-weight-complex="normal"/>
    </style:style>
    <style:style style:name="P4" style:family="paragraph" style:parent-style-name="Standard">
      <style:text-properties fo:font-size="10.5pt" fo:font-weight="normal" officeooo:rsid="00200ecd" officeooo:paragraph-rsid="00200ecd" style:font-size-asian="10.5pt" style:font-weight-asian="normal" style:font-size-complex="10.5pt" style:font-weight-complex="normal"/>
    </style:style>
    <style:style style:name="P5" style:family="paragraph" style:parent-style-name="Standard">
      <style:text-properties fo:font-size="11pt" fo:font-weight="bold" officeooo:rsid="00200ecd" officeooo:paragraph-rsid="00200ecd" style:font-size-asian="9.60000038146973pt" style:font-weight-asian="bold" style:font-size-complex="11pt" style:font-weight-complex="bold"/>
    </style:style>
    <style:style style:name="P6" style:family="paragraph" style:parent-style-name="Standard">
      <style:text-properties fo:font-size="11pt" fo:font-weight="bold" officeooo:rsid="00203eaf" officeooo:paragraph-rsid="00203eaf" style:font-size-asian="9.60000038146973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rsid="0023effe" officeooo:paragraph-rsid="0023effe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fo:font-weight="bold" officeooo:rsid="00241bd3" officeooo:paragraph-rsid="00241bd3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normal" officeooo:rsid="00200ecd" officeooo:paragraph-rsid="00200ecd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fo:font-size="11pt" fo:font-weight="normal" officeooo:rsid="00203eaf" officeooo:paragraph-rsid="00203eaf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fo:font-size="11pt" fo:font-weight="normal" officeooo:rsid="00216f21" officeooo:paragraph-rsid="00216f21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officeooo:paragraph-rsid="00203eaf"/>
    </style:style>
    <style:style style:name="P13" style:family="paragraph" style:parent-style-name="Standard">
      <style:text-properties fo:font-weight="normal" officeooo:rsid="00203eaf" officeooo:paragraph-rsid="00203eaf" style:font-weight-asian="normal" style:font-weight-complex="normal"/>
    </style:style>
    <style:style style:name="P14" style:family="paragraph" style:parent-style-name="Standard">
      <style:text-properties fo:font-weight="normal" officeooo:rsid="00216f21" officeooo:paragraph-rsid="00216f21" style:font-weight-asian="normal" style:font-weight-complex="normal"/>
    </style:style>
    <style:style style:name="P15" style:family="paragraph" style:parent-style-name="Standard">
      <style:text-properties style:font-name="Times new roman" fo:font-size="10pt" fo:font-weight="normal" officeooo:rsid="001ea5f5" officeooo:paragraph-rsid="001ea5f5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Times new roman" fo:font-size="10pt" fo:font-weight="normal" officeooo:rsid="001ea5f5" officeooo:paragraph-rsid="002486f5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Times new roman" fo:font-size="10pt" fo:font-weight="normal" officeooo:rsid="002486f5" officeooo:paragraph-rsid="002486f5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Times new roman" fo:font-size="11pt" fo:font-weight="bold" officeooo:rsid="002486f5" officeooo:paragraph-rsid="002486f5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Times new roman" fo:font-size="11pt" fo:font-weight="bold" officeooo:rsid="001ea5f5" officeooo:paragraph-rsid="001ea5f5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Times new roman" fo:font-size="11pt" fo:font-weight="bold" officeooo:rsid="0023effe" officeooo:paragraph-rsid="0023effe" style:font-size-asian="9.60000038146973pt" style:font-weight-asian="bold" style:font-size-complex="11pt" style:font-weight-complex="bold"/>
    </style:style>
    <style:style style:name="P21" style:family="paragraph" style:parent-style-name="Standard">
      <style:text-properties style:font-name="Times new roman" fo:font-size="11pt" fo:font-weight="bold" officeooo:rsid="00241bd3" officeooo:paragraph-rsid="00241bd3" style:font-size-asian="9.60000038146973pt" style:font-weight-asian="bold" style:font-size-complex="11pt" style:font-weight-complex="bold"/>
    </style:style>
    <style:style style:name="P22" style:family="paragraph" style:parent-style-name="Standard">
      <style:text-properties style:font-name="Times new roman" fo:font-size="11pt" fo:font-weight="normal" officeooo:rsid="0023effe" officeooo:paragraph-rsid="0023effe" style:font-size-asian="9.60000038146973pt" style:font-weight-asian="normal" style:font-size-complex="11pt" style:font-weight-complex="normal"/>
    </style:style>
    <style:style style:name="P23" style:family="paragraph" style:parent-style-name="Standard">
      <style:text-properties style:font-name="Times new roman" fo:font-size="11pt" fo:font-weight="normal" officeooo:rsid="00241bd3" officeooo:paragraph-rsid="00241bd3" style:font-size-asian="9.60000038146973pt" style:font-weight-asian="normal" style:font-size-complex="11pt" style:font-weight-complex="normal"/>
    </style:style>
    <style:style style:name="P24" style:family="paragraph" style:parent-style-name="Standard" style:list-style-name="L1">
      <style:text-properties fo:font-size="11pt" fo:font-weight="normal" officeooo:rsid="00203eaf" officeooo:paragraph-rsid="00203eaf" style:font-size-asian="9.60000038146973pt" style:font-weight-asian="normal" style:font-size-complex="11pt" style:font-weight-complex="normal"/>
    </style:style>
    <style:style style:name="P25" style:family="paragraph" style:parent-style-name="Standard" style:list-style-name="L1">
      <style:text-properties fo:font-size="11pt" fo:font-weight="normal" officeooo:rsid="00203eaf" officeooo:paragraph-rsid="002b03cc" style:font-size-asian="9.60000038146973pt" style:font-weight-asian="normal" style:font-size-complex="11pt" style:font-weight-complex="normal"/>
    </style:style>
    <style:style style:name="P26" style:family="paragraph" style:parent-style-name="Standard" style:list-style-name="L2">
      <style:text-properties fo:font-size="11pt" fo:font-weight="normal" officeooo:rsid="00203eaf" officeooo:paragraph-rsid="00203eaf" style:font-size-asian="9.60000038146973pt" style:font-weight-asian="normal" style:font-size-complex="11pt" style:font-weight-complex="normal"/>
    </style:style>
    <style:style style:name="P27" style:family="paragraph" style:parent-style-name="Standard">
      <style:text-properties fo:font-size="11pt" fo:font-weight="normal" officeooo:rsid="00203eaf" officeooo:paragraph-rsid="002b03cc" style:font-size-asian="9.60000038146973pt" style:font-weight-asian="normal" style:font-size-complex="11pt" style:font-weight-complex="normal"/>
    </style:style>
    <style:style style:name="P28" style:family="paragraph" style:parent-style-name="Standard" style:list-style-name="L3">
      <style:text-properties fo:font-size="11pt" fo:font-weight="normal" officeooo:rsid="00229325" officeooo:paragraph-rsid="00229325" style:font-size-asian="9.60000038146973pt" style:font-weight-asian="normal" style:font-size-complex="11pt" style:font-weight-complex="normal"/>
    </style:style>
    <style:style style:name="P29" style:family="paragraph" style:parent-style-name="Standard" style:list-style-name="L3">
      <style:text-properties fo:font-weight="normal" officeooo:rsid="00229325" officeooo:paragraph-rsid="00229325" style:font-weight-asian="normal" style:font-weight-complex="normal"/>
    </style:style>
    <style:style style:name="P30" style:family="paragraph" style:parent-style-name="Standard" style:list-style-name="L5">
      <style:text-properties style:font-name="Times new roman" fo:font-size="11pt" fo:font-weight="normal" officeooo:rsid="0023effe" officeooo:paragraph-rsid="0023effe" style:font-size-asian="9.60000038146973pt" style:font-weight-asian="normal" style:font-size-complex="11pt" style:font-weight-complex="normal"/>
    </style:style>
    <style:style style:name="P31" style:family="paragraph" style:parent-style-name="Standard" style:list-style-name="L6">
      <style:text-properties style:font-name="Times new roman" fo:font-size="11pt" fo:font-weight="normal" officeooo:rsid="0023effe" officeooo:paragraph-rsid="0023effe" style:font-size-asian="9.60000038146973pt" style:font-weight-asian="normal" style:font-size-complex="11pt" style:font-weight-complex="normal"/>
    </style:style>
    <style:style style:name="P32" style:family="paragraph" style:parent-style-name="Standard">
      <style:text-properties officeooo:paragraph-rsid="002b03cc"/>
    </style:style>
    <style:style style:name="P33" style:family="paragraph">
      <style:paragraph-properties fo:text-align="center"/>
    </style:style>
    <style:style style:name="P34" style:family="paragraph">
      <loext:graphic-properties draw:fill="gradient" draw:fill-color="#000000" draw:fill-gradient-name="Deep_20_Ocean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10pt" officeooo:rsid="00200ecd" style:font-size-asian="10pt" style:font-size-complex="10pt"/>
    </style:style>
    <style:style style:name="T4" style:family="text">
      <style:text-properties style:font-name="Times new roman" fo:font-size="10pt" officeooo:rsid="0025473b" style:font-size-asian="10pt" style:font-size-complex="10pt"/>
    </style:style>
    <style:style style:name="T5" style:family="text">
      <style:text-properties style:font-name="Times new roman" fo:font-size="10pt" officeooo:rsid="0025e861" style:font-size-asian="10pt" style:font-size-complex="10pt"/>
    </style:style>
    <style:style style:name="T6" style:family="text">
      <style:text-properties style:font-name="Times new roman" officeooo:rsid="00200ecd"/>
    </style:style>
    <style:style style:name="T7" style:family="text">
      <style:text-properties style:font-name="Times new roman" fo:font-size="22pt" fo:font-weight="bold" officeooo:rsid="001ea5f5" style:font-size-asian="22pt" style:font-weight-asian="bold" style:font-size-complex="22pt" style:font-weight-complex="bold"/>
    </style:style>
    <style:style style:name="T8" style:family="text">
      <style:text-properties style:font-name="Times new roman" style:font-size-asian="9.60000038146973pt"/>
    </style:style>
    <style:style style:name="T9" style:family="text">
      <style:text-properties style:font-name="Times new roman" fo:font-weight="normal" style:font-size-asian="9.60000038146973pt" style:font-weight-asian="normal" style:font-weight-complex="normal"/>
    </style:style>
    <style:style style:name="T10" style:family="text">
      <style:text-properties style:font-name="Times new roman" officeooo:rsid="00241bd3"/>
    </style:style>
    <style:style style:name="T11" style:family="text">
      <style:text-properties fo:font-size="11pt" fo:font-weight="bold" officeooo:rsid="00203eaf" style:font-size-asian="9.60000038146973pt" style:font-weight-asian="bold" style:font-size-complex="11pt" style:font-weight-complex="bold"/>
    </style:style>
    <style:style style:name="T12" style:family="text">
      <style:text-properties fo:font-size="11pt" fo:font-weight="bold" officeooo:rsid="002b03cc" style:font-size-asian="9.60000038146973pt" style:font-weight-asian="bold" style:font-size-complex="11pt" style:font-weight-complex="bold"/>
    </style:style>
    <style:style style:name="T13" style:family="text">
      <style:text-properties fo:font-size="11pt" style:font-size-asian="9.60000038146973pt" style:font-size-complex="11pt"/>
    </style:style>
    <style:style style:name="T14" style:family="text">
      <style:text-properties fo:font-size="11pt" fo:font-weight="normal" officeooo:rsid="00203eaf" style:font-size-asian="9.60000038146973pt" style:font-weight-asian="normal" style:font-size-complex="11pt" style:font-weight-complex="normal"/>
    </style:style>
    <style:style style:name="T15" style:family="text">
      <style:text-properties fo:font-size="11pt" fo:font-weight="normal" officeooo:rsid="002b03cc" style:font-size-asian="9.60000038146973pt" style:font-weight-asian="normal" style:font-size-complex="11pt" style:font-weight-complex="normal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203eaf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2b03cc" style:font-size-asian="12pt" style:font-weight-asian="bold" style:font-size-complex="12pt" style:font-weight-complex="bold"/>
    </style:style>
    <style:style style:name="T19" style:family="text">
      <style:text-properties officeooo:rsid="002486f5"/>
    </style:style>
    <style:style style:name="T20" style:family="text">
      <style:text-properties officeooo:rsid="002793d7"/>
    </style:style>
    <style:style style:name="T21" style:family="text">
      <style:text-properties officeooo:rsid="002b03c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solid" draw:stroke-dash="Dot" svg:stroke-color="#000000" svg:stroke-linecap="but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ot" svg:stroke-color="#000000" svg:stroke-linecap="butt" draw:fill="gradient" draw:fill-color="#000000" draw:fill-gradient-name="Deep_20_Ocea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 <text:s text:c="3"/><text:span text:style-name="T1"><text:s/></text:span><text:span text:style-name="T7">Shubham Kumar Anand</text:span></text:p>
      <text:p text:style-name="P2"><text:span text:style-name="T1"><text:tab/> <text:s text:c="2"/></text:span><text:span text:style-name="T10">ACET</text:span><text:span text:style-name="T1"> </text:span><text:span text:style-name="T6">Amritsar, Punjab - </text:span><text:span text:style-name="T10">143001</text:span><text:span text:style-name="T2"> | </text:span><text:a xlink:type="simple" xlink:href="https://www.linkedin.com/in/shubham-kumar-anand-19b52618b/" text:style-name="Internet_20_link" text:visited-style-name="Visited_20_Internet_20_Link"><text:span text:style-name="T2">Link</text:span></text:a><text:a xlink:type="simple" xlink:href="https://www.linkedin.com/in/shubham-kumar-anand-19b52618b/" text:style-name="Internet_20_link" text:visited-style-name="Visited_20_Internet_20_Link"><text:span text:style-name="T4">e</text:span></text:a><text:a xlink:type="simple" xlink:href="https://www.linkedin.com/in/shubham-kumar-anand-19b52618b/" text:style-name="Internet_20_link" text:visited-style-name="Visited_20_Internet_20_Link"><text:span text:style-name="T2">din</text:span></text:a><text:span text:style-name="T2"> | +91-9097420804 | ishubham11anand</text:span><text:span text:style-name="T3">@gmail.com</text:span><text:span text:style-name="T2"> | </text:span><text:a xlink:type="simple" xlink:href="https://github.com/ShubhamkumarAnand" text:style-name="Internet_20_link" text:visited-style-name="Visited_20_Internet_20_Link"><text:span text:style-name="T2">Git</text:span></text:a><text:a xlink:type="simple" xlink:href="https://github.com/ShubhamkumarAnand" text:style-name="Internet_20_link" text:visited-style-name="Visited_20_Internet_20_Link"><text:span text:style-name="T5">H</text:span></text:a><text:a xlink:type="simple" xlink:href="https://github.com/ShubhamkumarAnand" text:style-name="Internet_20_link" text:visited-style-name="Visited_20_Internet_20_Link"><text:span text:style-name="T2">ub</text:span></text:a></text:p>
      <text:p text:style-name="P15"/>
      <text:p text:style-name="P18">PROFILE</text:p>
      <text:p text:style-name="P3"><draw:line text:anchor-type="paragraph" draw:z-index="4" draw:name="Horizontal line 1" draw:style-name="gr1" draw:text-style-name="P33" svg:x1="0.016cm" svg:y1="0.143cm" svg:x2="16.785cm" svg:y2="0.143cm"><text:p/></draw:line></text:p>
      <text:p text:style-name="P17">Equipped with diverse and promising skill set in Solving Problems using Data Structure and Front End Technology – React JS, Typescript and Node JS. Focus on writing clean and error free code which can implement the ultimate potential of the used Tech Stack.</text:p>
      <text:p text:style-name="P16"/>
      <text:p text:style-name="P19">EDUCATION</text:p>
      <text:p text:style-name="P5"><draw:line text:anchor-type="paragraph" draw:z-index="0" draw:name="Line 2" draw:style-name="gr2" draw:text-style-name="P34" svg:x1="0.018cm" svg:y1="0.148cm" svg:x2="16.604cm" svg:y2="0.083cm"><text:p/></draw:line></text:p>
      <text:p text:style-name="P5">Amritsar College of Engineering and Technology<text:tab/><text:tab/><text:tab/><text:tab/><text:tab/>Amritsar, Punjab</text:p>
      <text:p text:style-name="P4">Bach<text:span text:style-name="T20">e</text:span>lor in Technology – Computer Science and Engineering (CGPA – 8.19)<text:tab/><text:tab/> <text:s text:c="8"/>(2019 – 2023)</text:p>
      <text:p text:style-name="P4"/>
      <text:p text:style-name="P5">Sushant Public School <text:tab/><text:tab/><text:tab/><text:tab/><text:tab/><text:tab/><text:tab/> <text:s text:c="8"/>Muzaffarpur, Bihar</text:p>
      <text:p text:style-name="P9">+2 Intermediate – [PCM] (% <text:span text:style-name="T19">Obtained</text:span> – 81.18%)<text:tab/><text:tab/><text:tab/><text:tab/><text:tab/> <text:s text:c="7"/>(2016 – 2018)</text:p>
      <text:p text:style-name="P9"/>
      <text:p text:style-name="P6">PROJECTS</text:p>
      <text:p text:style-name="P12"><draw:line text:anchor-type="paragraph" draw:z-index="1" draw:name="Line 1" draw:style-name="gr1" draw:text-style-name="P33" svg:x1="0.034cm" svg:y1="0.15cm" svg:x2="16.72cm" svg:y2="0.067cm"><text:p/></draw:line><text:a xlink:type="simple" xlink:href="https://deliciousss-imsknand.netlify.app/" office:target-frame-name="_blank" xlink:show="new" text:style-name="Internet_20_link" text:visited-style-name="Visited_20_Internet_20_Link"><text:span text:style-name="T11"/></text:a></text:p>
      <text:p text:style-name="P32"><text:a xlink:type="simple" xlink:href="https://fitflix.netlify.app/" text:style-name="Internet_20_link" text:visited-style-name="Visited_20_Internet_20_Link"><text:span text:style-name="T18">FitFlix</text:span></text:a><text:span text:style-name="T11"> – </text:span><text:span text:style-name="T15">Website for Gym Workouts</text:span><text:span text:style-name="T14"> </text:span></text:p>
      <text:list xml:id="list88399980" text:style-name="L1">
        <text:list-item>
          <text:p text:style-name="P25">Tech Stack – React JS, <text:span text:style-name="T21">Material UI</text:span>, <text:span text:style-name="T21">Rapid API</text:span>, React Router DOM</text:p>
        </text:list-item>
        <text:list-item>
          <text:p text:style-name="P25">A <text:span text:style-name="T21">Responsive</text:span> website <text:span text:style-name="T21">in </text:span>which <text:span text:style-name="T21">we can Search and get detail about exercises</text:span></text:p>
        </text:list-item>
        <text:list-item>
          <text:p text:style-name="P25">Desktop <text:span text:style-name="T21">&amp; Mobile Responsive </text:span>Web Application</text:p>
        </text:list-item>
      </text:list>
      <text:p text:style-name="P27"><text:a xlink:type="simple" xlink:href="https://deliciousss-imsknand.netlify.app/" office:target-frame-name="_blank" xlink:show="new" text:style-name="Internet_20_link" text:visited-style-name="Visited_20_Internet_20_Link"><text:span text:style-name="T14"/></text:a></text:p>
      <text:p text:style-name="P12"><text:a xlink:type="simple" xlink:href="https://deliciousss-imsknand.netlify.app/" office:target-frame-name="_blank" xlink:show="new" text:style-name="Internet_20_link" text:visited-style-name="Visited_20_Internet_20_Link"><text:span text:style-name="T17">Deliciouss</text:span></text:a><text:span text:style-name="T11"> – </text:span><text:span text:style-name="T14">Website </text:span><text:span text:style-name="T15">For Food Lovers</text:span></text:p>
      <text:list xml:id="list151039576607106" text:continue-numbering="true" text:style-name="L1">
        <text:list-item>
          <text:p text:style-name="P24">Tech Stack – React JS, Styled Components, Framer Motion, React Router DOM</text:p>
        </text:list-item>
        <text:list-item>
          <text:p text:style-name="P24">A website which shows Favorite Food, making process and ingredients from diffrent countries </text:p>
        </text:list-item>
        <text:list-item>
          <text:p text:style-name="P24">Desktop Web Application</text:p>
        </text:list-item>
      </text:list>
      <text:p text:style-name="P10"/>
      <text:p text:style-name="P13"><text:a xlink:type="simple" xlink:href="https://github.com/ShubhamkumarAnand/Tesla-UI" text:style-name="Internet_20_link" text:visited-style-name="Visited_20_Internet_20_Link"><text:span text:style-name="T16">Tesla Clone</text:span></text:a><text:span text:style-name="T13"> – Built Using the Tailwind CSS</text:span></text:p>
      <text:list xml:id="list3230929908" text:style-name="L2">
        <text:list-item>
          <text:p text:style-name="P26">Tech Stack – HTML5 , VSC, Tailwind CSS – 3.0.24</text:p>
        </text:list-item>
        <text:list-item>
          <text:p text:style-name="P26">A Complete Clone of the Tesla Homepage </text:p>
        </text:list-item>
        <text:list-item>
          <text:p text:style-name="P26">Implemented Different Tailwind CSS utility Classes</text:p>
        </text:list-item>
      </text:list>
      <text:p text:style-name="P11"/>
      <text:p text:style-name="P14"><text:a xlink:type="simple" xlink:href="https://simple-weather-app-imskanand.herokuapp.com/" text:style-name="Internet_20_link" text:visited-style-name="Visited_20_Internet_20_Link"><text:span text:style-name="T16">Weather App</text:span></text:a><text:span text:style-name="T13"> – A website which tells the weather of the city</text:span></text:p>
      <text:list xml:id="list3841774183" text:style-name="L3">
        <text:list-item>
          <text:p text:style-name="P28">Tech Stack – HTML5, CSS3, NodeJS</text:p>
        </text:list-item>
        <text:list-item>
          <text:p text:style-name="P28">A Node js app which tells the weather of the city searched</text:p>
        </text:list-item>
        <text:list-item>
          <text:p text:style-name="P29"><text:span text:style-name="T13">Implemented the API – </text:span><text:a xlink:type="simple" xlink:href="http://api.weatherstack.com/" text:style-name="Internet_20_link" text:visited-style-name="Visited_20_Internet_20_Link"><text:span text:style-name="T13">Weather</text:span></text:a><text:span text:style-name="T13"> &amp; </text:span><text:a xlink:type="simple" xlink:href="https://api.mapbox.com/" text:style-name="Internet_20_link" text:visited-style-name="Visited_20_Internet_20_Link"><text:span text:style-name="T13">GeoLocation</text:span></text:a></text:p>
          <text:p text:style-name="P29"><text:span text:style-name="T13"/></text:p>
        </text:list-item>
      </text:list>
      <text:p text:style-name="P20">VOLUNTEER WORK</text:p>
      <text:p text:style-name="P20"><draw:line text:anchor-type="paragraph" draw:z-index="2" draw:name="Line 4" draw:style-name="gr1" draw:text-style-name="P33" svg:x1="0.062cm" svg:y1="0.132cm" svg:x2="17.41cm" svg:y2="0.16cm"><text:p/></draw:line></text:p>
      <text:p text:style-name="P7"><text:span text:style-name="T8">College Campus Ambassador – Coding Ninjas India<text:tab/><text:tab/><text:tab/><text:tab/> <text:s text:c="8"/></text:span><text:span text:style-name="T9">July – December 2020</text:span></text:p>
      <text:list xml:id="list2692059723" text:style-name="L5">
        <text:list-item>
          <text:p text:style-name="P30">Learned How the Organisation from Inside work as a team</text:p>
        </text:list-item>
        <text:list-item>
          <text:p text:style-name="P30">Got Awarded for my Networking</text:p>
        </text:list-item>
      </text:list>
      <text:p text:style-name="P22"/>
      <text:p text:style-name="P7"><text:span text:style-name="T8">Team Coordinator – Local NGO , Muzaffarpur<text:tab/><text:tab/><text:tab/><text:tab/><text:tab/></text:span><text:span text:style-name="T9">April – August 2020</text:span></text:p>
      <text:list xml:id="list597831438" text:style-name="L6">
        <text:list-item>
          <text:p text:style-name="P31">Corona Awarness to the Local People</text:p>
        </text:list-item>
        <text:list-item>
          <text:p text:style-name="P31">Relief Package Distribution</text:p>
        </text:list-item>
      </text:list>
      <text:p text:style-name="P22"/>
      <text:p text:style-name="P21">SKILLS &amp; INTRESTS</text:p>
      <text:p text:style-name="P21"><draw:line text:anchor-type="paragraph" draw:z-index="3" draw:name="Line 3" draw:style-name="gr1" draw:text-style-name="P33" svg:x1="0cm" svg:y1="0.217cm" svg:x2="17.611cm" svg:y2="0.134cm"><text:p/></draw:line></text:p>
      <text:p text:style-name="P8"><text:span text:style-name="T8">Skills –</text:span><text:span text:style-name="T9"> JavaScript, React, Typescript, NodeJs, ExpressJS, C++, Data Structures &amp; Algorithms</text:span></text:p>
      <text:p text:style-name="P23"/>
      <text:p text:style-name="P8"><text:span text:style-name="T8">Interests – </text:span><text:span text:style-name="T9">Linux, Open Source,</text:span><text:span text:style-name="T8"> </text:span><text:span text:style-name="T9">Technical Writing , Team Leading , Speaking at Events , Reading Books, Learning New Technologies, Blockchai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opacity="5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22:26:02.910153187</meta:creation-date>
    <dc:date>2022-06-21T15:10:37.336011386</dc:date>
    <meta:editing-duration>PT18M16S</meta:editing-duration>
    <meta:editing-cycles>5</meta:editing-cycles>
    <meta:generator>LibreOffice/7.3.1.3$Linux_X86_64 LibreOffice_project/30$Build-3</meta:generator>
    <meta:document-statistic meta:table-count="0" meta:image-count="0" meta:object-count="0" meta:page-count="1" meta:paragraph-count="37" meta:word-count="317" meta:character-count="2077" meta:non-whitespace-character-count="1717"/>
  </office:meta>
</office:document-meta>
</file>